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3E9241E7AFD73D268AF.png" manifest:media-type="image/png"/>
  <manifest:file-entry manifest:full-path="Pictures/100000010000073A000003E956D443BF249DB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2" text:anchor-type="char" svg:width="6.9252in" svg:height="3.7465in" draw:z-index="1"><draw:image xlink:href="Pictures/100000010000073A000003E956D443BF249DBB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3.7465in" draw:z-index="0"><draw:image xlink:href="Pictures/100000010000073A000003E9241E7AFD73D268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3:00:19.125122406</meta:creation-date>
    <dc:date>2023-10-28T16:34:42.456814556</dc:date>
    <meta:editing-duration>PT30M3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